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figure terminal programs for correct display of newlines</text:h>
      <text:p text:style-name="Text_20_body"/>
      <text:h text:style-name="Heading_20_1" text:outline-level="1"><text:bookmark text:name="user-content-background"/>Background</text:h>
      <text:p text:style-name="Text_20_body">When printing something using stdio (e.g., <text:span text:style-name="Source_20_Text">printf("Hello World!\n");</text:span>, RIOT sends a line feed character (0xA) as '\n' (newline).</text:p>
      <text:p text:style-name="Text_20_body">Some terminals need more, for example, a carriage return and a line feed character (0xD, 0xA). See <text:a xlink:type="simple" xlink:href="https://en.wikipedia.org/wiki/Newline" text:style-name="Internet_20_link" text:visited-style-name="Visited_20_Internet_20_Link">https://en.wikipedia.org/wiki/Newline</text:a> for background.</text:p>
      <text:p text:style-name="Text_20_body">This page tries to collect needed settings for common terminal programs that will make them correctly display newlines.</text:p>
      <text:h text:style-name="Heading_20_2" text:outline-level="2"><text:bookmark text:name="user-content-picocom"/>picocom</text:h>
      <text:p text:style-name="Text_20_body">Start with <text:span text:style-name="Source_20_Text">--imap lfcrlf</text:span> parameter.</text:p>
      <text:h text:style-name="Heading_20_2" text:outline-level="2"><text:bookmark text:name="user-content-gtkterm"/>gtkterm</text:h>
      <text:list xml:id="list8437160184635451441" text:style-name="L1">
        <text:list-item>
          <text:p text:style-name="P2">Graphical method: </text:p>
          <text:list>
            <text:list-item>
              <text:p text:style-name="P2">Open the <text:span text:style-name="Source_20_Text">configuration</text:span> menu </text:p>
            </text:list-item>
            <text:list-item>
              <text:p text:style-name="P2">Click on 'CR LF auto' </text:p>
            </text:list-item>
          </text:list>
        </text:list-item>
        <text:list-item>
          <text:p text:style-name="P2">Manual method: </text:p>
          <text:list>
            <text:list-item>
              <text:p text:style-name="P2">Edit the file ~/.gtktermrc </text:p>
            </text:list-item>
            <text:list-item>
              <text:p text:style-name="P1">Change value of <text:span text:style-name="Source_20_Text">crlfauto</text:span> option to <text:span text:style-name="Source_20_Text">True</text:span>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9:26:10.040623631</meta:creation-date>
    <dc:date>2017-12-02T19:27:25.692920780</dc:date>
    <meta:editing-duration>PT1M16S</meta:editing-duration>
    <meta:editing-cycles>1</meta:editing-cycles>
    <meta:document-statistic meta:table-count="0" meta:image-count="0" meta:object-count="0" meta:page-count="1" meta:paragraph-count="14" meta:word-count="103" meta:character-count="672" meta:non-whitespace-character-count="584"/>
    <meta:generator>LibreOffice/5.1.6.2$Linux_X86_64 LibreOffice_project/10m0$Build-2</meta:generator>
  </office:meta>
</office:document-meta>
</file>